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ontserrat" svg:font-family="Montserrat, helvetica, arial, sans-serif"/>
    <style:font-face style:name="Open Sans" svg:font-family="'Open Sans', 'Helvetica Neue', Helvetica, Arial, sans-serif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844cm" fo:margin-left="0.026cm" fo:margin-right="-8.869cm" fo:margin-top="0cm" fo:margin-bottom="0cm" table:align="margins" style:writing-mode="lr-tb"/>
    </style:style>
    <style:style style:name="Tableau1.A" style:family="table-column">
      <style:table-column-properties style:column-width="24.844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P1" style:family="paragraph" style:parent-style-name="Standard">
      <style:text-properties fo:color="#2e74b5" loext:opacity="100%" style:font-name="Calibri Light" fo:font-size="16pt" style:font-size-asian="16pt" style:font-size-complex="16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No_20_Spacing">
      <style:text-properties fo:color="#5b9bd5" loext:opacity="100%"/>
    </style:style>
    <style:style style:name="P5" style:family="paragraph" style:parent-style-name="No_20_Spacing">
      <style:text-properties fo:color="#5b9bd5" loext:opacity="100%" fo:font-size="14pt" style:font-size-asian="14pt" style:font-size-complex="14pt"/>
    </style:style>
    <style:style style:name="P6" style:family="paragraph" style:parent-style-name="No_20_Spacing">
      <style:text-properties fo:color="#2e74b5" loext:opacity="100%" fo:font-size="12pt" style:font-size-asian="12pt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</style:style>
    <style:style style:name="P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1" style:list-style-name="WWNum1"/>
    <style:style style:name="P10" style:family="paragraph" style:parent-style-name="Heading_20_2" style:list-style-name="WWNum2"/>
    <style:style style:name="P11" style:family="paragraph" style:parent-style-name="Heading_20_2" style:list-style-name="WWNum1"/>
    <style:style style:name="P12" style:family="paragraph" style:parent-style-name="Heading_20_3">
      <style:text-properties fo:font-variant="normal" fo:text-transform="none" fo:color="#282828" loext:opacity="100%" style:text-line-through-style="none" style:text-line-through-type="none" style:font-name="Montserrat" fo:letter-spacing="normal" fo:font-style="normal" style:text-underline-style="none" fo:font-weight="bold" officeooo:paragraph-rsid="000d7534" style:text-blinking="false" style:font-weight-asian="bold" style:font-weight-complex="bold"/>
    </style:style>
    <style:style style:name="P13" style:family="paragraph" style:parent-style-name="List_20_Paragraph" style:list-style-name="WWNum3"/>
    <style:style style:name="P14" style:family="paragraph" style:parent-style-name="List_20_Paragraph" style:list-style-name="WWNum7"/>
    <style:style style:name="P15" style:family="paragraph" style:parent-style-name="List_20_Paragraph" style:list-style-name="WWNum4"/>
    <style:style style:name="P16" style:family="paragraph" style:parent-style-name="List_20_Paragraph" style:list-style-name="WWNum25">
      <style:text-properties fo:color="#000000" loext:opacity="100%"/>
    </style:style>
    <style:style style:name="P17" style:family="paragraph" style:parent-style-name="List_20_Paragraph" style:list-style-name="WWNum25">
      <style:text-properties fo:color="#000000" loext:opacity="100%" officeooo:paragraph-rsid="0029ced9"/>
    </style:style>
    <style:style style:name="P18" style:family="paragraph" style:parent-style-name="List_20_Paragraph" style:list-style-name="WWNum25">
      <style:text-properties fo:color="#000000" loext:opacity="100%" officeooo:paragraph-rsid="002a9af2"/>
    </style:style>
    <style:style style:name="P19" style:family="paragraph" style:parent-style-name="List_20_Paragraph" style:list-style-name="WWNum5"/>
    <style:style style:name="P20" style:family="paragraph" style:parent-style-name="List_20_Paragraph" style:list-style-name="WWNum5">
      <style:text-properties fo:background-color="#ffffff"/>
    </style:style>
    <style:style style:name="P21" style:family="paragraph" style:parent-style-name="List_20_Paragraph" style:list-style-name="WWNum6"/>
    <style:style style:name="P22" style:family="paragraph" style:parent-style-name="List_20_Paragraph" style:list-style-name="WWNum21"/>
    <style:style style:name="P23" style:family="paragraph" style:parent-style-name="List_20_Paragraph" style:list-style-name="WWNum22"/>
    <style:style style:name="P24" style:family="paragraph" style:parent-style-name="List_20_Paragraph" style:list-style-name="WWNum12"/>
    <style:style style:name="P25" style:family="paragraph" style:parent-style-name="List_20_Paragraph" style:list-style-name="WWNum18"/>
    <style:style style:name="P26" style:family="paragraph" style:parent-style-name="List_20_Paragraph" style:list-style-name="WWNum3">
      <style:paragraph-properties fo:margin-left="0cm" fo:margin-right="0cm" fo:text-indent="0cm" style:auto-text-indent="false"/>
      <style:text-properties fo:background-color="#ffff00"/>
    </style:style>
    <style:style style:name="P27" style:family="paragraph" style:parent-style-name="List_20_Paragraph" style:list-style-name="WWNum6">
      <style:paragraph-properties fo:margin-left="0cm" fo:margin-right="0cm" fo:text-indent="0cm" style:auto-text-indent="false"/>
      <style:text-properties fo:background-color="#ffff00"/>
    </style:style>
    <style:style style:name="P28" style:family="paragraph" style:parent-style-name="List_20_Paragraph" style:list-style-name="WWNum5">
      <style:paragraph-properties fo:margin-left="0cm" fo:margin-right="0cm" fo:text-indent="0cm" style:auto-text-indent="false"/>
    </style:style>
    <style:style style:name="P29" style:family="paragraph" style:parent-style-name="List_20_Paragraph" style:list-style-name="WWNum12">
      <style:paragraph-properties fo:margin-left="0cm" fo:margin-right="0cm" fo:text-indent="0cm" style:auto-text-indent="false"/>
    </style:style>
    <style:style style:name="P30" style:family="paragraph" style:parent-style-name="No_20_Spacing">
      <style:text-properties fo:color="#2e74b5" loext:opacity="100%" fo:font-size="18pt" style:font-size-asian="18pt" style:font-size-complex="18pt"/>
    </style:style>
    <style:style style:name="P31" style:family="paragraph" style:parent-style-name="No_20_Spacing">
      <style:paragraph-properties fo:line-height="90%"/>
      <style:text-properties fo:color="#5b9bd5" loext:opacity="100%" style:font-name="Arial Black" fo:font-size="36pt" style:font-size-asian="36pt" style:font-size-complex="36pt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>
      <style:text-properties officeooo:paragraph-rsid="000d7534"/>
    </style:style>
    <style:style style:name="P34" style:family="paragraph" style:parent-style-name="Text_20_body">
      <style:text-properties officeooo:paragraph-rsid="000d7534"/>
    </style:style>
    <style:style style:name="P35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36" style:family="paragraph" style:parent-style-name="Text_20_body" style:list-style-name="L3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text:display="none"/>
    </style:style>
    <style:style style:name="T2" style:family="text">
      <style:text-properties officeooo:rsid="0004d70f"/>
    </style:style>
    <style:style style:name="T3" style:family="text">
      <style:text-properties fo:font-variant="normal" fo:text-transform="none" fo:color="#4a4a4a" loext:opacity="100%" style:font-name="Open Sans" fo:font-size="9pt" fo:letter-spacing="normal" fo:font-style="normal" fo:font-weight="normal"/>
    </style:style>
    <style:style style:name="T4" style:family="text">
      <style:text-properties fo:font-variant="normal" fo:text-transform="none" fo:color="#4a4a4a" loext:opacity="100%" style:font-name="Open Sans" fo:font-size="9pt" fo:letter-spacing="normal" fo:font-style="normal" fo:font-weight="normal" officeooo:rsid="0009304b"/>
    </style:style>
    <style:style style:name="T5" style:family="text">
      <style:text-properties fo:font-variant="normal" fo:text-transform="none" fo:color="#4a4a4a" loext:opacity="100%" style:font-name="Open Sans" fo:font-size="9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4a4a4a" loext:opacity="100%" style:font-name="Open Sans" fo:font-size="9pt" fo:letter-spacing="normal" fo:font-style="normal" fo:font-weight="bold" officeooo:rsid="0009304b" style:font-weight-asian="bold" style:font-weight-complex="bold"/>
    </style:style>
    <style:style style:name="T7" style:family="text">
      <style:text-properties fo:font-variant="normal" fo:text-transform="none" fo:color="#4a4a4a" loext:opacity="100%" style:font-name="Open Sans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4a4a4a" loext:opacity="100%" style:font-name="Open Sans" fo:letter-spacing="normal" fo:font-style="normal" fo:font-weight="bold" officeooo:rsid="0009304b" style:font-weight-asian="bold" style:font-weight-complex="bold"/>
    </style:style>
    <style:style style:name="T9" style:family="text">
      <style:text-properties fo:font-variant="normal" fo:text-transform="none" fo:color="#292929" loext:opacity="100%" style:font-name="Montserra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292929" loext:opacity="100%" style:font-name="Montserrat" fo:letter-spacing="normal" fo:font-style="normal" fo:font-weight="normal"/>
    </style:style>
    <style:style style:name="T11" style:family="text">
      <style:text-properties fo:font-variant="normal" fo:text-transform="none" fo:color="#292929" loext:opacity="100%" style:font-name="Montserrat" fo:letter-spacing="normal" fo:font-style="normal" fo:font-weight="normal" style:font-weight-asian="normal" style:font-weight-complex="normal" loext:padding="0cm" loext:border="none"/>
    </style:style>
    <style:style style:name="T12" style:family="text">
      <style:text-properties fo:font-variant="normal" fo:text-transform="none" fo:color="#292929" loext:opacity="100%" style:text-line-through-style="none" style:text-line-through-type="none" style:font-name="Montserrat" fo:letter-spacing="normal" fo:font-style="normal" style:text-underline-style="none" fo:font-weight="bold" style:text-blinking="false" style:font-weight-asian="bold" style:font-weight-complex="bold"/>
    </style:style>
    <style:style style:name="T13" style:family="text">
      <style:text-properties fo:font-variant="normal" fo:text-transform="none" fo:color="#292929" loext:opacity="100%" style:text-line-through-style="none" style:text-line-through-type="none" style:font-name="Montserrat" fo:font-size="9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282828" loext:opacity="100%" style:text-line-through-style="none" style:text-line-through-type="none" style:font-name="Montserrat" fo:letter-spacing="normal" fo:font-style="normal" style:text-underline-style="none" fo:font-weight="bold" style:text-blinking="false" style:font-weight-asian="bold" style:font-weight-complex="bold"/>
    </style:style>
    <style:style style:name="T15" style:family="text">
      <style:text-properties officeooo:rsid="00120a0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c36cc"/>
    </style:style>
    <style:style style:name="T18" style:family="text">
      <style:text-properties officeooo:rsid="00236503"/>
    </style:style>
    <style:style style:name="T19" style:family="text">
      <style:text-properties officeooo:rsid="0024e0c5"/>
    </style:style>
    <style:style style:name="T20" style:family="text">
      <style:text-properties officeooo:rsid="002c9a28"/>
    </style:style>
    <style:style style:name="T21" style:family="text">
      <style:text-properties officeooo:rsid="002e587a"/>
    </style:style>
    <style:style style:name="T22" style:family="text">
      <style:text-properties fo:background-color="#ffffff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31">Cahier des charges</text:p>
          </table:table-cell>
        </table:table-row>
        <table:table-row table:style-name="Tableau1.1">
          <table:table-cell table:style-name="Tableau1.A1" office:value-type="string">
            <text:p text:style-name="P30"><text:span text:style-name="T8">S</text:span><text:span text:style-name="T7">hopping cart :</text:span><text:span text:style-name="T16"> <text:s/>Site de vente en ligne</text:span> </text:p>
          </table:table-cell>
        </table:table-row>
        <table:table-row table:style-name="TableLine2177838277968">
          <table:table-cell table:style-name="Tableau1.A1" office:value-type="string">
            <text:p text:style-name="P5">Dhanya</text:p>
            <text:p text:style-name="P5"><text:span text:style-name="T2">20</text:span>/12/2021</text:p>
            <text:p text:style-name="P4"/>
          </table:table-cell>
        </table:table-row>
      </table:table>
      <text:p text:style-name="P1"/>
      <text:p text:style-name="P2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448_863809268" text:style-name="Internet_20_link" text:visited-style-name="Visited_20_Internet_20_Link">1)Introduction :<text:tab/>3</text:a></text:p>
          <text:p text:style-name="P8"><text:a xlink:type="simple" xlink:href="#__RefHeading__450_863809268" text:style-name="Internet_20_link" text:visited-style-name="Visited_20_Internet_20_Link">a.Présentation de l’entreprise :<text:tab/>3</text:a></text:p>
          <text:p text:style-name="P8"><text:a xlink:type="simple" xlink:href="#__RefHeading__452_863809268" text:style-name="Internet_20_link" text:visited-style-name="Visited_20_Internet_20_Link">b.Intervenants principaux :<text:tab/>3</text:a></text:p>
          <text:p text:style-name="P3"><text:a xlink:type="simple" xlink:href="#__RefHeading__454_863809268" text:style-name="Internet_20_link" text:visited-style-name="Visited_20_Internet_20_Link">2)Contexte :<text:tab/>4</text:a></text:p>
          <text:p text:style-name="P8"><text:a xlink:type="simple" xlink:href="#__RefHeading__456_863809268" text:style-name="Internet_20_link" text:visited-style-name="Visited_20_Internet_20_Link">a)Objectif du site :<text:tab/>4</text:a></text:p>
          <text:p text:style-name="P8"><text:a xlink:type="simple" xlink:href="#__RefHeading__458_863809268" text:style-name="Internet_20_link" text:visited-style-name="Visited_20_Internet_20_Link">b)Les cibles :<text:tab/>4</text:a></text:p>
          <text:p text:style-name="P8"><text:a xlink:type="simple" xlink:href="#__RefHeading__460_863809268" text:style-name="Internet_20_link" text:visited-style-name="Visited_20_Internet_20_Link">c)Analyse de la concurrence :<text:tab/>4</text:a></text:p>
          <text:p text:style-name="P8"><text:a xlink:type="simple" xlink:href="#__RefHeading__462_863809268" text:style-name="Internet_20_link" text:visited-style-name="Visited_20_Internet_20_Link">d)Analyse marketing<text:tab/>4</text:a></text:p>
          <text:p text:style-name="P3"><text:a xlink:type="simple" xlink:href="#__RefHeading__464_863809268" text:style-name="Internet_20_link" text:visited-style-name="Visited_20_Internet_20_Link">3)Graphisme et ergonomie :<text:tab/>5</text:a></text:p>
          <text:p text:style-name="P8"><text:a xlink:type="simple" xlink:href="#__RefHeading__466_863809268" text:style-name="Internet_20_link" text:visited-style-name="Visited_20_Internet_20_Link">a)La charte graphique :<text:tab/>5</text:a></text:p>
          <text:p text:style-name="P8"><text:a xlink:type="simple" xlink:href="#__RefHeading__468_863809268" text:style-name="Internet_20_link" text:visited-style-name="Visited_20_Internet_20_Link">b)WireFrame et Maquettage :<text:tab/>5</text:a></text:p>
          <text:p text:style-name="P3"><text:a xlink:type="simple" xlink:href="#__RefHeading__470_863809268" text:style-name="Internet_20_link" text:visited-style-name="Visited_20_Internet_20_Link">4)Définition du besoin :<text:tab/>6</text:a></text:p>
          <text:p text:style-name="P8"><text:a xlink:type="simple" xlink:href="#__RefHeading__472_863809268" text:style-name="Internet_20_link" text:visited-style-name="Visited_20_Internet_20_Link">a)Analyse de l’existant :<text:tab/>6</text:a></text:p>
          <text:p text:style-name="P8"><text:a xlink:type="simple" xlink:href="#__RefHeading__474_863809268" text:style-name="Internet_20_link" text:visited-style-name="Visited_20_Internet_20_Link">b)Enoncé du besoin :<text:tab/>6</text:a></text:p>
          <text:p text:style-name="P8"><text:a xlink:type="simple" xlink:href="#__RefHeading__476_863809268" text:style-name="Internet_20_link" text:visited-style-name="Visited_20_Internet_20_Link">c)Les objectifs quantitatifs :<text:tab/>6</text:a></text:p>
          <text:p text:style-name="P8"><text:a xlink:type="simple" xlink:href="#__RefHeading__478_863809268" text:style-name="Internet_20_link" text:visited-style-name="Visited_20_Internet_20_Link">d)Fonctionnalités du produit :<text:tab/>6</text:a></text:p>
          <text:p text:style-name="P3"><text:a xlink:type="simple" xlink:href="#__RefHeading__480_863809268" text:style-name="Internet_20_link" text:visited-style-name="Visited_20_Internet_20_Link">5)Contraintes :<text:tab/>7</text:a></text:p>
          <text:p text:style-name="P8"><text:a xlink:type="simple" xlink:href="#__RefHeading__482_863809268" text:style-name="Internet_20_link" text:visited-style-name="Visited_20_Internet_20_Link">a)Contraintes techniques :<text:tab/>7</text:a></text:p>
          <text:p text:style-name="P8"><text:a xlink:type="simple" xlink:href="#__RefHeading__484_863809268" text:style-name="Internet_20_link" text:visited-style-name="Visited_20_Internet_20_Link">b)Contraintes légales et réglementaires :<text:tab/>7</text:a></text:p>
          <text:p text:style-name="P8"><text:a xlink:type="simple" xlink:href="#__RefHeading__486_863809268" text:style-name="Internet_20_link" text:visited-style-name="Visited_20_Internet_20_Link">c)Contraintes de coûts<text:tab/>7</text:a></text:p>
          <text:p text:style-name="P8"><text:a xlink:type="simple" xlink:href="#__RefHeading__488_863809268" text:style-name="Internet_20_link" text:visited-style-name="Visited_20_Internet_20_Link">d)Contrainte de délais<text:tab/>7</text:a></text:p>
          <text:p text:style-name="P3"><text:a xlink:type="simple" xlink:href="#__RefHeading__490_863809268" text:style-name="Internet_20_link" text:visited-style-name="Visited_20_Internet_20_Link">6)Déroulement et Livrables :<text:tab/>9</text:a></text:p>
          <text:p text:style-name="P8"><text:a xlink:type="simple" xlink:href="#__RefHeading__492_863809268" text:style-name="Internet_20_link" text:visited-style-name="Visited_20_Internet_20_Link">a)Les livrables :<text:tab/>9</text:a></text:p>
          <text:p text:style-name="P8"><text:a xlink:type="simple" xlink:href="#__RefHeading__494_863809268" text:style-name="Internet_20_link" text:visited-style-name="Visited_20_Internet_20_Link">b)Le contenu de votre site WordPress :<text:tab/>9</text:a></text:p>
          <text:p text:style-name="P8"><text:a xlink:type="simple" xlink:href="#__RefHeading__496_863809268" text:style-name="Internet_20_link" text:visited-style-name="Visited_20_Internet_20_Link">c)Le planning :<text:tab/>9</text:a></text:p>
          <text:p text:style-name="P3"><text:a xlink:type="simple" xlink:href="#__RefHeading__498_863809268" text:style-name="Internet_20_link" text:visited-style-name="Visited_20_Internet_20_Link">7)Annexes :<text:tab/>10</text:a></text:p>
        </text:index-body>
      </text:table-of-content>
      <text:p text:style-name="Standard"><text:a xlink:type="simple" xlink:href="#_Toc77077369" text:style-name="Internet_20_link" text:visited-style-name="Visited_20_Internet_20_Link"><text:span text:style-name="T1"/></text:a></text:p>
      <text:p text:style-name="P1"/>
      <text:list xml:id="list2736742006" text:style-name="WWNum1">
        <text:list-item>
          <text:h text:style-name="P9" text:outline-level="1"><text:bookmark-start text:name="__RefHeading__448_863809268"/><text:bookmark-start text:name="Bookmark"/>Introduction :<text:bookmark-end text:name="__RefHeading__448_863809268"/><text:bookmark-end text:name="Bookmark"/></text:h>
        </text:list-item>
      </text:list>
      <text:list xml:id="list2619165238" text:style-name="WWNum2">
        <text:list-item>
          <text:list>
            <text:list-item>
              <text:h text:style-name="P10" text:outline-level="2"><text:bookmark-start text:name="__RefHeading__450_863809268"/><text:bookmark-start text:name="Bookmark1"/>Présentation du site web<text:bookmark-end text:name="__RefHeading__450_863809268"/><text:bookmark-end text:name="Bookmark1"/></text:h>
            </text:list-item>
          </text:list>
        </text:list-item>
      </text:list>
      <text:list xml:id="list3205690746" text:style-name="WWNum3">
        <text:list-header>
          <text:p text:style-name="P13"/>
        </text:list-header>
        <text:list-item>
          <text:p text:style-name="P13">Créera en 2022</text:p>
        </text:list-item>
        <text:list-item>
          <text:p text:style-name="P13">Vente de vêtements, de produits de maquillage et d'accessoires</text:p>
        </text:list-item>
        <text:list-item>
          <text:p text:style-name="P13">Vente des derniers modèles de la mode, vente d'accessoires, </text:p>
        </text:list-item>
      </text:list>
      <text:p text:style-name="Standard"/>
      <text:list xml:id="list142233793178333" text:continue-list="list2619165238" text:style-name="WWNum2">
        <text:list-item>
          <text:list>
            <text:list-item>
              <text:h text:style-name="P10" text:outline-level="2"><text:bookmark-start text:name="__RefHeading__452_863809268"/><text:bookmark-start text:name="Bookmark2"/>Intervenants principaux :<text:bookmark-end text:name="__RefHeading__452_863809268"/><text:bookmark-end text:name="Bookmark2"/></text:h>
            </text:list-item>
          </text:list>
        </text:list-item>
      </text:list>
      <text:list xml:id="list142233663254233" text:continue-list="list3205690746" text:style-name="WWNum3">
        <text:list-header>
          <text:p text:style-name="P13"/>
        </text:list-header>
        <text:list-item>
          <text:p text:style-name="P13"><text:span text:style-name="T17">P</text:span>ropriétaire</text:p>
          <text:p text:style-name="P26"/>
        </text:list-item>
      </text:list>
      <text:p text:style-name="Standard"/>
      <text:p text:style-name="Standard"/>
      <text:list xml:id="list142235522776087" text:continue-list="list2736742006" text:style-name="WWNum1">
        <text:list-item>
          <text:h text:style-name="P9" text:outline-level="1"><text:bookmark-start text:name="__RefHeading__454_863809268"/><text:bookmark-start text:name="Bookmark3"/>Contexte :<text:bookmark-end text:name="__RefHeading__454_863809268"/><text:bookmark-end text:name="Bookmark3"/></text:h>
          <text:list>
            <text:list-item>
              <text:h text:style-name="P11" text:outline-level="2"><text:bookmark-start text:name="__RefHeading__456_863809268"/><text:bookmark-start text:name="Bookmark4"/>Objectif du site :<text:bookmark-end text:name="__RefHeading__456_863809268"/><text:bookmark-end text:name="Bookmark4"/></text:h>
            </text:list-item>
          </text:list>
        </text:list-item>
      </text:list>
      <text:list xml:id="list2622218728" text:style-name="L2">
        <text:list-item>
          <text:p text:style-name="P35"><text:span text:style-name="Strong_20_Emphasis"><text:span text:style-name="T11">Acquisition</text:span></text:span><text:span text:style-name="T10"> de nouveaux clients / prospects</text:span></text:p>
        </text:list-item>
      </text:list>
      <text:p text:style-name="Standard"><text:tab/>Promouvoir un service ou un produit en ligne.</text:p>
      <text:p text:style-name="Standard">Vendre un service ou un produit.</text:p>
      <text:p text:style-name="Standard">Fournir un support produit ou un service client.</text:p>
      <text:p text:style-name="Standard">Fournir des informations sur l'entreprise.</text:p>
      <text:p text:style-name="Standard">Établir la notoriété de la marque et l'identité de l'entreprise.</text:p>
      <text:p text:style-name="P33">Elargir la zone de vente en proposant un service de paiement en ligne et de livraison à domicile.</text:p>
      <text:p text:style-name="P33">support de fidélisation, </text:p>
      <text:list xml:id="list1201305780" text:style-name="Outline">
        <text:list-item>
          <text:list>
            <text:list-item>
              <text:list>
                <text:list-item>
                  <text:h text:style-name="P12" text:outline-level="3">Indicateurs clés (KPI) d’un site vitrine ou d’information</text:h>
                </text:list-item>
              </text:list>
            </text:list-item>
          </text:list>
        </text:list-item>
      </text:list>
      <text:p text:style-name="P34"><text:span text:style-name="Strong_20_Emphasis"><text:span text:style-name="T13">Nombre de visiteurs</text:span></text:span><text:span text:style-name="T14"> </text:span></text:p>
      <text:p text:style-name="P34"><text:span text:style-name="Strong_20_Emphasis"><text:span text:style-name="T13">Trafic de notoriété</text:span></text:span><text:span text:style-name="T14"> </text:span></text:p>
      <text:p text:style-name="P34"><text:span text:style-name="Strong_20_Emphasis"><text:span text:style-name="T13">Temps passé sur le site en moyenne</text:span></text:span><text:span text:style-name="T14"> </text:span></text:p>
      <text:p text:style-name="P34"><text:span text:style-name="Strong_20_Emphasis"><text:span text:style-name="T13">Taux de rebond</text:span></text:span><text:span text:style-name="T12"> </text:span><text:span text:style-name="T14"> </text:span></text:p>
      <text:list xml:id="list334234886" text:style-name="L3">
        <text:list-header>
          <text:p text:style-name="P36"/>
        </text:list-header>
      </text:list>
      <text:p text:style-name="P33"/>
      <text:list xml:id="list142234584012582" text:continue-list="list142235522776087" text:style-name="WWNum1">
        <text:list-item>
          <text:list>
            <text:list-item>
              <text:h text:style-name="P11" text:outline-level="2"><text:bookmark-start text:name="__RefHeading__458_863809268"/><text:bookmark-start text:name="Bookmark5"/>Les cibles :<text:bookmark-end text:name="__RefHeading__458_863809268"/><text:bookmark-end text:name="Bookmark5"/></text:h>
            </text:list-item>
          </text:list>
        </text:list-item>
      </text:list>
      <text:p text:style-name="Text_20_body">Je vise un public d'individus à partir de 12 ans, des personnes intéressées par la mode et les produits de marque, pour toutes les familles, ainsi que les personnes à mobilité réduite.</text:p>
      <text:list xml:id="list142234106702635" text:continue-numbering="true" text:style-name="WWNum1">
        <text:list-item>
          <text:h text:style-name="P9" text:outline-level="1"><text:bookmark-start text:name="__RefHeading__464_863809268"/><text:bookmark-start text:name="Bookmark7"/>Graphisme et ergonomie :<text:bookmark-end text:name="__RefHeading__464_863809268"/><text:bookmark-end text:name="Bookmark7"/></text:h>
          <text:list>
            <text:list-item>
              <text:h text:style-name="P11" text:outline-level="2"><text:bookmark-start text:name="__RefHeading__466_863809268"/><text:bookmark-start text:name="Bookmark8"/>La charte graphique :<text:bookmark-end text:name="__RefHeading__466_863809268"/><text:bookmark-end text:name="Bookmark8"/></text:h>
            </text:list-item>
          </text:list>
        </text:list-item>
      </text:list>
      <text:list xml:id="list3399470179" text:style-name="WWNum7">
        <text:list-header>
          <text:p text:style-name="P14"/>
        </text:list-header>
        <text:list-item>
          <text:p text:style-name="P14"><text:s/>Couleurs variant autour du rose.</text:p>
        </text:list-item>
        <text:list-item>
          <text:p text:style-name="P14">Pas d'exigences de polices.</text:p>
        </text:list-item>
        <text:list-item>
          <text:p text:style-name="P14">Utilisation du logo du site web.</text:p>
        </text:list-item>
      </text:list>
      <text:p text:style-name="Standard"/>
      <text:list xml:id="list142234397166355" text:continue-list="list142234106702635" text:style-name="WWNum1">
        <text:list-item>
          <text:list>
            <text:list-header>
              <text:h text:style-name="P11" text:outline-level="2"/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list xml:id="list142234072215181" text:continue-numbering="true" text:style-name="WWNum1">
        <text:list-item>
          <text:h text:style-name="P9" text:outline-level="1"><text:bookmark-start text:name="__RefHeading__470_863809268"/><text:bookmark-start text:name="Bookmark10"/>Définition du besoin :<text:bookmark-end text:name="__RefHeading__470_863809268"/><text:bookmark-end text:name="Bookmark10"/></text:h>
          <text:list>
            <text:list-item>
              <text:h text:style-name="P11" text:outline-level="2"><text:bookmark-start text:name="__RefHeading__472_863809268"/><text:bookmark-start text:name="Bookmark11"/>Analyse de l’existant :<text:bookmark-end text:name="__RefHeading__472_863809268"/><text:bookmark-end text:name="Bookmark11"/></text:h>
            </text:list-item>
          </text:list>
        </text:list-item>
      </text:list>
      <text:list xml:id="list3459056508" text:style-name="WWNum4">
        <text:list-header>
          <text:p text:style-name="P15"/>
        </text:list-header>
        <text:list-item>
          <text:p text:style-name="P15">Ventes en ligne</text:p>
        </text:list-item>
        <text:list-item>
          <text:p text:style-name="P15">Paiement par carte bancaire et paiement à la livraison.</text:p>
        </text:list-item>
      </text:list>
      <text:p text:style-name="Standard"/>
      <text:list xml:id="list142233817220143" text:continue-list="list142234072215181" text:style-name="WWNum1">
        <text:list-item>
          <text:list>
            <text:list-item>
              <text:h text:style-name="P11" text:outline-level="2"><text:bookmark-start text:name="__RefHeading__474_863809268"/>Énoncé<text:bookmark-start text:name="Bookmark12"/> du besoin :<text:bookmark-end text:name="__RefHeading__474_863809268"/><text:bookmark-end text:name="Bookmark12"/></text:h>
            </text:list-item>
          </text:list>
        </text:list-item>
      </text:list>
      <text:list xml:id="list3631672217" text:style-name="WWNum25">
        <text:list-header>
          <text:p text:style-name="P16"/>
        </text:list-header>
        <text:list-item>
          <text:p text:style-name="P17">Design <text:s text:c="4"/></text:p>
        </text:list-item>
        <text:list-item>
          <text:p text:style-name="P17">Développement du site web <text:s/>-<text:span text:style-name="T20">React et Java</text:span></text:p>
        </text:list-item>
        <text:list-item>
          <text:p text:style-name="P18">Création de la base de données <text:s text:c="2"/>-<text:span text:style-name="T21">PostgreSQL</text:span></text:p>
        </text:list-item>
        <text:list-item>
          <text:p text:style-name="P16">Intégration</text:p>
        </text:list-item>
        <text:list-item>
          <text:p text:style-name="P16">Achat du nom de domaine et hébergement</text:p>
        </text:list-item>
        <text:list-item>
          <text:p text:style-name="P16">Maintenance et mise à jour</text:p>
          <text:p text:style-name="P16"/>
        </text:list-item>
      </text:list>
      <text:p text:style-name="Standard"/>
      <text:list xml:id="list142233849674444" text:continue-list="list142233817220143" text:style-name="WWNum1">
        <text:list-item>
          <text:list>
            <text:list-item>
              <text:h text:style-name="P11" text:outline-level="2"><text:bookmark-start text:name="__RefHeading__476_863809268"/><text:bookmark-start text:name="Bookmark13"/>Les objectifs quantitatifs :<text:bookmark-end text:name="__RefHeading__476_863809268"/><text:bookmark-end text:name="Bookmark13"/></text:h>
            </text:list-item>
          </text:list>
        </text:list-item>
      </text:list>
      <text:list xml:id="list3952627247" text:style-name="WWNum5">
        <text:list-header>
          <text:p text:style-name="P28"/>
        </text:list-header>
        <text:list-item>
          <text:p text:style-name="P20">Page vitrine de la boutique en ligne</text:p>
        </text:list-item>
        <text:list-item>
          <text:p text:style-name="P20">Page d'identification client</text:p>
        </text:list-item>
        <text:list-item>
          <text:p text:style-name="P20">Page de Paiement </text:p>
        </text:list-item>
        <text:list-item>
          <text:p text:style-name="P19"><text:span text:style-name="T22">Page de choix de livraison à domicile </text:span></text:p>
        </text:list-item>
      </text:list>
      <text:list xml:id="list142233824771788" text:continue-list="list142233849674444" text:style-name="WWNum1">
        <text:list-item>
          <text:list>
            <text:list-item>
              <text:h text:style-name="P11" text:outline-level="2"><text:bookmark-start text:name="__RefHeading__478_863809268"/><text:bookmark-start text:name="Bookmark14"/>Fonctionnalités du produit :<text:bookmark-end text:name="__RefHeading__478_863809268"/><text:bookmark-end text:name="Bookmark14"/></text:h>
            </text:list-item>
          </text:list>
        </text:list-item>
      </text:list>
      <text:list xml:id="list1399776814" text:style-name="WWNum6">
        <text:list-header>
          <text:p text:style-name="P21"/>
        </text:list-header>
        <text:list-item>
          <text:p text:style-name="P21">Site en français <text:span text:style-name="T15">et anglais</text:span></text:p>
        </text:list-item>
        <text:list-item>
          <text:p text:style-name="P21">Le site est une boutique en ligne</text:p>
        </text:list-item>
        <text:list-item>
          <text:p text:style-name="P21">Le site doit être accessible, pratique et clair </text:p>
          <text:p text:style-name="P27"/>
        </text:list-item>
      </text:list>
      <text:p text:style-name="Standard"/>
      <text:list xml:id="list142234631083284" text:continue-list="list142233824771788" text:style-name="WWNum1">
        <text:list-item>
          <text:h text:style-name="P9" text:outline-level="1"><text:bookmark-start text:name="__RefHeading__480_863809268"/><text:bookmark-start text:name="Bookmark15"/>Contraintes :<text:bookmark-end text:name="__RefHeading__480_863809268"/><text:bookmark-end text:name="Bookmark15"/></text:h>
          <text:list>
            <text:list-item>
              <text:h text:style-name="P11" text:outline-level="2"><text:bookmark-start text:name="__RefHeading__482_863809268"/><text:bookmark-start text:name="Bookmark16"/>Contraintes techniques :<text:bookmark-end text:name="__RefHeading__482_863809268"/><text:bookmark-end text:name="Bookmark16"/></text:h>
            </text:list-item>
          </text:list>
        </text:list-item>
      </text:list>
      <text:p text:style-name="Standard"/>
      <text:list xml:id="list142234680492956" text:continue-list="list1399776814" text:style-name="WWNum6">
        <text:list-item>
          <text:p text:style-name="P21">Création de compte, paiement en ligne sécurisé</text:p>
        </text:list-item>
        <text:list-item>
          <text:p text:style-name="P21">Pas de technologies imposées</text:p>
        </text:list-item>
        <text:list-item>
          <text:p text:style-name="P21">Paiement en carte bancaire, paiement sur place lors de la récupération de la commande</text:p>
        </text:list-item>
        <text:list-item>
          <text:p text:style-name="P21">Achat du nom de domaine</text:p>
        </text:list-item>
        <text:list-item>
          <text:p text:style-name="P21">Hébergement du site internet</text:p>
        </text:list-item>
        <text:list-item>
          <text:p text:style-name="P21">Assurer la maintenance </text:p>
        </text:list-item>
        <text:list-item>
          <text:p text:style-name="P21">Formation à l’utilisation des outils et du back office</text:p>
        </text:list-item>
      </text:list>
      <text:p text:style-name="Standard"/>
      <text:list xml:id="list142233658623635" text:continue-list="list142234631083284" text:style-name="WWNum1">
        <text:list-item>
          <text:list>
            <text:list-item>
              <text:h text:style-name="P11" text:outline-level="2"><text:bookmark-start text:name="__RefHeading__484_863809268"/><text:bookmark-start text:name="Bookmark17"/>Contraintes légales et réglementaires :<text:bookmark-end text:name="__RefHeading__484_863809268"/><text:bookmark-end text:name="Bookmark17"/></text:h>
            </text:list-item>
          </text:list>
        </text:list-item>
      </text:list>
      <text:list xml:id="list705512116" text:style-name="WWNum21">
        <text:list-item>
          <text:p text:style-name="P22"/>
        </text:list-item>
      </text:list>
      <text:list xml:id="list142235355522638" text:continue-list="list142233658623635" text:style-name="WWNum1">
        <text:list-item>
          <text:list>
            <text:list-header>
              <text:h text:style-name="P11" text:outline-level="2"/>
            </text:list-header>
          </text:list>
        </text:list-item>
        <text:list-item>
          <text:h text:style-name="P9" text:outline-level="1"><text:bookmark-start text:name="__RefHeading__490_863809268"/><text:bookmark-start text:name="Bookmark20"/>Déroulement et Livrables :<text:bookmark-end text:name="__RefHeading__490_863809268"/><text:bookmark-end text:name="Bookmark20"/></text:h>
        </text:list-item>
      </text:list>
      <text:p text:style-name="Standard"/>
      <text:list xml:id="list142234962985352" text:continue-numbering="true" text:style-name="WWNum1">
        <text:list-item>
          <text:list>
            <text:list-item>
              <text:h text:style-name="P11" text:outline-level="2"><text:bookmark-start text:name="__RefHeading__494_863809268"/><text:bookmark-start text:name="Bookmark22"/>Le contenu du site  :<text:bookmark-end text:name="__RefHeading__494_863809268"/><text:bookmark-end text:name="Bookmark22"/></text:h>
            </text:list-item>
          </text:list>
        </text:list-item>
      </text:list>
      <text:list xml:id="list34005693" text:style-name="WWNum12">
        <text:list-header>
          <text:p text:style-name="P24"/>
        </text:list-header>
        <text:list-item>
          <text:p text:style-name="P24"><text:s text:c="4"/>- Créer la page de la boutique en ligne</text:p>
        </text:list-item>
        <text:list-item>
          <text:p text:style-name="P24"><text:s text:c="4"/>- Créer le module d'identification du client</text:p>
        </text:list-item>
        <text:list-item>
          <text:p text:style-name="P24"><text:s text:c="4"/>- Intégrer un module de paiement sécurisé</text:p>
        </text:list-item>
        <text:list-item>
          <text:p text:style-name="P24"><text:s text:c="4"/>- Créer une page de choix de livraison à domicile </text:p>
        </text:list-item>
        <text:list-item>
          <text:p text:style-name="P24"><text:s text:c="4"/>- Les photos sont fournies par le client</text:p>
        </text:list-item>
        <text:list-item>
          <text:p text:style-name="P24"><text:s text:c="5"/>Commentaires et avis du client</text:p>
        </text:list-item>
        <text:list-item>
          <text:p text:style-name="P24"><text:s text:c="5"/>Évaluation</text:p>
          <text:p text:style-name="P29"/>
        </text:list-item>
      </text:list>
      <text:p text:style-name="P7"/>
      <text:list xml:id="list142233894419191" text:continue-list="list142234962985352" text:style-name="WWNum1">
        <text:list-item>
          <text:list>
            <text:list-item>
              <text:h text:style-name="P11" text:outline-level="2"><text:bookmark-start text:name="__RefHeading__496_863809268"/><text:bookmark-start text:name="Bookmark23"/>Le planning :<text:bookmark-end text:name="__RefHeading__496_863809268"/><text:bookmark-end text:name="Bookmark23"/></text:h>
            </text:list-item>
          </text:list>
        </text:list-item>
      </text:list>
      <text:p text:style-name="Standard">Ajoutez un agenda des dates souhaitées pour la validation des différentes étapes :</text:p>
      <text:list xml:id="list2455807042" text:style-name="WWNum18">
        <text:list-item>
          <text:p text:style-name="P25">Date de la création et validation des maquettes </text:p>
        </text:list-item>
        <text:list-item>
          <text:p text:style-name="P25">Date de la création et validation des contenus </text:p>
        </text:list-item>
        <text:list-item>
          <text:p text:style-name="P25">Date de la création et validation du site </text:p>
        </text:list-item>
        <text:list-item>
          <text:p text:style-name="P25">Dates des tests </text:p>
        </text:list-item>
        <text:list-item>
          <text:p text:style-name="P25">Date de mise en ligne</text:p>
        </text:list-item>
        <text:list-item>
          <text:p text:style-name="P25">Retro-planning</text:p>
        </text:list-item>
      </text:list>
      <text:p text:style-name="List_20_Paragraph"/>
      <text:list xml:id="list142233502414241" text:continue-list="list142233894419191" text:style-name="WWNum1">
        <text:list-item>
          <text:h text:style-name="P9" text:outline-level="1"><text:bookmark-start text:name="__RefHeading__498_863809268"/><text:bookmark-start text:name="Bookmark24"/>Annexes :<text:bookmark-end text:name="__RefHeading__498_863809268"/><text:bookmark-end text:name="Bookmark24"/></text:h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ontserrat" svg:font-family="Montserrat, helvetica, arial, sans-serif"/>
    <style:font-face style:name="Open Sans" svg:font-family="'Open Sans', 'Helvetica Neue', Helvetica, Arial, sans-serif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style:contextual-spacing="false" fo:line-height="100%" fo:orphans="2" fo:widows="2" style:writing-mode="lr-tb"/>
      <style:text-properties style:use-window-font-color="true" loext:opacity="0%" style:language-asian="fr" style:country-asian="F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size-asian="13pt" style:font-size-complex="13pt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[Nom de l’auteur]</meta:initial-creator>
    <meta:editing-cycles>50</meta:editing-cycles>
    <meta:creation-date>2021-07-13T07:21:00</meta:creation-date>
    <dc:date>2021-12-20T14:20:21.485000000</dc:date>
    <meta:editing-duration>PT8H20M47S</meta:editing-duration>
    <meta:generator>LibreOffice/7.1.4.2$Windows_X86_64 LibreOffice_project/a529a4fab45b75fefc5b6226684193eb000654f6</meta:generator>
    <meta:document-statistic meta:table-count="1" meta:image-count="0" meta:object-count="0" meta:page-count="9" meta:paragraph-count="123" meta:word-count="658" meta:character-count="3542" meta:non-whitespace-character-count="3011"/>
    <meta:user-defined meta:name="AppVersion">16.0000</meta:user-defined>
    <meta:user-defined meta:name="Company">SRVWDS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